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208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2591in"/>
    </style:style>
    <style:style style:name="co20" style:family="table-column">
      <style:table-column-properties fo:break-before="auto" style:column-width="1.4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362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1.4047in"/>
    </style:style>
    <style:style style:name="co23" style:family="table-column">
      <style:table-column-properties fo:break-before="auto" style:column-width="1.5409in"/>
    </style:style>
    <style:style style:name="co24" style:family="table-column">
      <style:table-column-properties fo:break-before="auto" style:column-width="1.9047in"/>
    </style:style>
    <style:style style:name="co25" style:family="table-column">
      <style:table-column-properties fo:break-before="auto" style:column-width="2.9311in"/>
    </style:style>
    <style:style style:name="co26" style:family="table-column">
      <style:table-column-properties fo:break-before="auto" style:column-width="2.5492in"/>
    </style:style>
    <style:style style:name="co27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0.5693in" fo:break-before="auto" style:use-optimal-row-height="fals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9327in" fo:break-before="auto" style:use-optimal-row-height="false"/>
    </style:style>
    <style:style style:name="ro31" style:family="table-row">
      <style:table-row-properties style:row-height="0.8189in" fo:break-before="auto" style:use-optimal-row-height="fals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0.6937in" fo:break-before="auto" style:use-optimal-row-height="false"/>
    </style:style>
    <style:style style:name="ro34" style:family="table-row">
      <style:table-row-properties style:row-height="0.6425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1" style:family="table-cell" style:parent-style-name="Default">
      <style:text-properties style:font-name="Arial" fo:font-size="10pt" fo:font-weight="bold" style:font-name-asian="Tahoma1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77"/>
          <table:table-cell table:style-name="ce77" table:number-columns-spanned="3" table:number-rows-spanned="1"/>
          <table:covered-table-cell table:style-name="ce77"/>
          <table:covered-table-cell table:style-name="ce77"/>
          <table:table-cell table:style-name="ce77" table:number-columns-repeated="248"/>
          <table:table-cell/>
        </table:table-row>
        <table:table-row table:style-name="ro1" table:number-rows-repeated="3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2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Ipad User Stories Test Definition</text:p>
          </table:table-cell>
          <table:covered-table-cell table:style-name="ce78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Version:</text:p>
          </table:table-cell>
          <table:table-cell table:style-name="ce91" office:value-type="float" office:value="2">
            <text:p>2.0</text:p>
          </table:table-cell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Issue date:</text:p>
          </table:table-cell>
          <table:table-cell table:style-name="ce9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78" table:number-columns-repeated="2"/>
          <table:table-cell table:style-name="ce77" table:number-columns-repeated="249"/>
          <table:table-cell/>
        </table:table-row>
        <table:table-row table:style-name="ro19">
          <table:table-cell table:style-name="ce79"/>
          <table:table-cell table:style-name="ce84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9" table:number-columns-repeated="248"/>
          <table:table-cell/>
        </table:table-row>
        <table:table-row table:style-name="ro1" table:number-rows-repeated="2">
          <table:table-cell table:style-name="ce79"/>
          <table:table-cell table:number-columns-repeated="6"/>
          <table:table-cell table:style-name="ce79" table:number-columns-repeated="248"/>
          <table:table-cell/>
        </table:table-row>
        <table:table-row table:style-name="ro21">
          <table:table-cell table:style-name="ce80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style-name="ce80" table:number-columns-repeated="248"/>
          <table:table-cell/>
        </table:table-row>
        <table:table-row table:style-name="ro26">
          <table:table-cell table:style-name="ce80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79"/>
          <table:table-cell table:style-name="ce80" table:number-columns-repeated="247"/>
          <table:table-cell/>
        </table:table-row>
        <table:table-row table:style-name="ro1">
          <table:table-cell table:style-name="ce79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7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7"/>
          <table:table-cell table:style-name="ce79" table:number-columns-repeated="247"/>
          <table:table-cell/>
        </table:table-row>
        <table:table-row table:style-name="ro1">
          <table:table-cell table:style-name="ce77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77" table:number-columns-repeated="248"/>
          <table:table-cell/>
        </table:table-row>
        <table:table-row table:style-name="ro1">
          <table:table-cell table:style-name="ce77" table:number-columns-repeated="255"/>
          <table:table-cell/>
        </table:table-row>
        <table:table-row table:style-name="ro1">
          <table:table-cell table:style-name="ce77"/>
          <table:table-cell table:number-columns-repeated="7"/>
          <table:table-cell table:style-name="ce77" table:number-columns-repeated="247"/>
          <table:table-cell/>
        </table:table-row>
        <table:table-row table:style-name="ro1" table:number-rows-repeated="3">
          <table:table-cell table:style-name="ce77" table:number-columns-repeated="255"/>
          <table:table-cell/>
        </table:table-row>
        <table:table-row table:style-name="ro1" table:number-rows-repeated="9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1" table:number-rows-repeated="10">
          <table:table-cell table:style-name="ce77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2">Check List</text:span></text:p>
            <text:p><text:span text:style-name="T3">Based on Product build version: Mobile 2.0</text:span></text:p>
          </table:table-cell>
          <table:covered-table-cell table:style-name="ce44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1</text:p>
          </table:table-cell>
          <table:table-cell table:style-name="ce41" office:value-type="string">
            <text:p>Show gadget List on Mobile device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2</text:p>
          </table:table-cell>
          <table:table-cell table:style-name="ce41" office:value-type="string">
            <text:p>View Gadgets of [Gadget Registry]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3</text:p>
          </table:table-cell>
          <table:table-cell table:style-name="ce41" office:value-type="string">
            <text:p>View Gadgets of Developer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IPA_04</text:p>
          </table:table-cell>
          <table:table-cell table:style-name="ce41" office:value-type="string">
            <text:p>View Gadgets of Marketing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4" table:default-cell-style-name="Default"/>
        <table:table-column table:style-name="co27" table:default-cell-style-name="Default"/>
        <table:table-column table:style-name="co8" table:number-columns-repeated="1011" table:default-cell-style-name="Default"/>
        <table:table-row table:style-name="ro1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style-name="ce145"/>
          <table:covered-table-cell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7">
          <table:table-cell table:style-name="ce118" office:value-type="float" office:value="1">
            <text:p>001</text:p>
          </table:table-cell>
          <table:table-cell table:style-name="ce41" office:value-type="string">
            <text:p>USR_MOB_IPA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8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IPA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IPA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5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PC</text:span></text:p>
            <text:p><text:span text:style-name="T6">- Go to Dashboard page</text:span></text:p>
            <text:p><text:span text:style-name="T6">- Add Dashboard tab with name is [Gadget 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IPA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Mobile device</text:span></text:p>
            <text:p><text:span text:style-name="T6">- Access to Dashboard application</text:span></text:p>
            <text:p><text:span text:style-name="T6">- Open [Gadget Registry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0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IPA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5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PC</text:span></text:p>
            <text:p><text:span text:style-name="T6">- Go to Dashboard page</text:span></text:p>
            <text:p><text:span text:style-name="T6">- Add Dashboard tab with name is 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5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IPA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Mobile device</text:span></text:p>
            <text:p><text:span text:style-name="T6">- Access to Dashboard application</text:span></text:p>
            <text:p><text:span text:style-name="T6">- Open [Developer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0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IPA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5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PC</text:span></text:p>
            <text:p><text:span text:style-name="T6">- Go to Dashboard page</text:span></text:p>
            <text:p><text:span text:style-name="T6">- Add Dashboard tab with name is 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IPA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Mobile device</text:span></text:p>
            <text:p><text:span text:style-name="T6">- Access to Dashboard application</text:span></text:p>
            <text:p><text:span text:style-name="T6">- Open [Marketing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/>
          <table:table-cell table:style-name="ce45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3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" table:number-rows-repeated="10">
          <table:table-cell table:style-name="ce115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2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3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4">
          <table:table-cell table:style-name="ce41" office:value-type="string">
            <text:p>USR_MOB_IPA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0">
          <table:table-cell table:style-name="ce41" office:value-type="string">
            <text:p>USR_MOB_IPA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IPA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IPA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5:0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6-13T15:05:09</dc:date>
    <meta:print-date>2008-06-17T00:45:47</meta:print-date>
    <dc:language>en-US</dc:language>
    <meta:editing-cycles>800</meta:editing-cycles>
    <meta:editing-duration>PT340H46M27S</meta:editing-duration>
    <dc:creator>exoplatform </dc:creator>
    <meta:document-statistic meta:table-count="4" meta:cell-count="348" meta:object-count="1"/>
    <meta:user-defined meta:name="Info 1"/>
    <meta:user-defined meta:name="Info 2"/>
    <meta:user-defined meta:name="Info 3"/>
    <meta:user-defined meta:name="Info 4"/>
  </office:meta>
</office:document-meta>
</file>